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2A1D59D5C47ED0E8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ff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34cm" svg:height="12.446cm" svg:x="0.029cm" svg:y="0.147cm">
          <draw:image xlink:href="Pictures/10000000000003E800000242A1D59D5C47ED0E8D.jpg" xlink:type="simple" xlink:show="embed" xlink:actuate="onLoad" loext:mime-type="image/jpeg">
            <text:p/>
          </draw:image>
        </draw:frame>
        <draw:line draw:style-name="gr2" draw:text-style-name="P2" draw:layer="layout" svg:x1="3.937cm" svg:y1="3.175cm" svg:x2="2.286cm" svg:y2="1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2T09:07:38.749638764</dc:date>
    <meta:editing-duration>PT2M3S</meta:editing-duration>
    <meta:editing-cycles>1</meta:editing-cycles>
    <meta:document-statistic meta:object-count="2"/>
    <meta:generator>LibreOffice/6.4.5.2$Linux_X86_64 LibreOffice_project/40$Build-2</meta:generator>
  </office:meta>
</office:document-meta>
</file>